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ondoDB</text:p>
          </table:table-cell>
          <table:table-cell office:value-type="string" calcext:value-type="string">
            <text:p>DynamoDB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nada(central)</text:p>
          </table:table-cell>
          <table:table-cell/>
          <table:table-cell office:value-type="float" office:value="5.209" calcext:value-type="float">
            <text:p>5.2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45:58.331309057</meta:creation-date>
    <dc:date>2019-11-12T00:48:12.594528873</dc:date>
    <meta:editing-duration>PT2M20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